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412.21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 que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 morph into a hive queen (Even when not on shroud)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X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anzok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mproved spore-rifles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Floating Ey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anzok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isible when standing still and is a detector (Not a flying unit)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Rava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zok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rganic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23:36:51.38413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8M7S</meta:editing-duration>
    <meta:editing-cycles>107</meta:editing-cycles>
    <meta:generator>LibreOffice/5.0.3.2$Linux_X86_64 LibreOffice_project/00m0$Build-2</meta:generator>
    <dc:date>2016-03-11T05:57:15.201528869</dc:date>
    <dc:creator>Chobo </dc:cre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